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0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6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2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3" style:family="text">
      <style:text-properties officeooo:rsid="000c7a5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381e8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officeooo:rsid="001381e8"/>
    </style:style>
    <style:style style:name="T18" style:family="text">
      <style:text-properties style:font-name="DejaVu Sans Mono" officeooo:rsid="00157df8"/>
    </style:style>
    <style:style style:name="T19" style:family="text">
      <style:text-properties style:font-name="DejaVu Sans Mono" style:font-weight-asian="normal" style:font-weight-complex="normal"/>
    </style:style>
    <style:style style:name="T20" style:family="text">
      <style:text-properties style:font-name="DejaVu Sans Mono" officeooo:rsid="002113d4" style:font-weight-asian="normal" style:font-weight-complex="normal"/>
    </style:style>
    <style:style style:name="T21" style:family="text">
      <style:text-properties officeooo:rsid="00157df8"/>
    </style:style>
    <style:style style:name="T22" style:family="text">
      <style:text-properties officeooo:rsid="001b0c4d"/>
    </style:style>
    <style:style style:name="T23" style:family="text">
      <style:text-properties officeooo:rsid="001bfa83"/>
    </style:style>
    <style:style style:name="T24" style:family="text">
      <style:text-properties officeooo:rsid="001d9be8"/>
    </style:style>
    <style:style style:name="T25" style:family="text">
      <style:text-properties officeooo:rsid="001f9123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2113d4" style:font-weight-asian="normal" style:font-weight-complex="normal"/>
    </style:style>
    <style:style style:name="T28" style:family="text">
      <style:text-properties officeooo:rsid="00224597" style:font-weight-asian="normal" style:font-weight-complex="normal"/>
    </style:style>
    <style:style style:name="T29" style:family="text">
      <style:text-properties officeooo:rsid="002f2d56" style:font-weight-asian="normal" style:font-weight-complex="normal"/>
    </style:style>
    <style:style style:name="T3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264836"/>
    </style:style>
    <style:style style:name="T33" style:family="text">
      <style:text-properties officeooo:rsid="0027dd28"/>
    </style:style>
    <style:style style:name="T34" style:family="text">
      <style:text-properties officeooo:rsid="0029bcb0"/>
    </style:style>
    <style:style style:name="T35" style:family="text">
      <style:text-properties style:font-name="DejaVu Sans"/>
    </style:style>
    <style:style style:name="T36" style:family="text">
      <style:text-properties officeooo:rsid="002d30d4"/>
    </style:style>
    <style:style style:name="T37" style:family="text">
      <style:text-properties officeooo:rsid="00313a9e"/>
    </style:style>
    <style:style style:name="T38" style:family="text">
      <style:text-properties officeooo:rsid="003191c3"/>
    </style:style>
    <style:style style:name="T39" style:family="text">
      <style:text-properties officeooo:rsid="0031a82d"/>
    </style:style>
    <style:style style:name="T40" style:family="text">
      <style:text-properties officeooo:rsid="0033918b"/>
    </style:style>
    <style:style style:name="T41" style:family="text">
      <style:text-properties officeooo:rsid="00373c65"/>
    </style:style>
    <style:style style:name="T42" style:family="text">
      <style:text-properties officeooo:rsid="003c8e97"/>
    </style:style>
    <style:style style:name="T43" style:family="text">
      <style:text-properties officeooo:rsid="003f8dff"/>
    </style:style>
    <style:style style:name="T44" style:family="text">
      <style:text-properties officeooo:rsid="0040b9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1882451910107526454" text:style-name="LS1">
        <text:list-item>
          <text:p text:style-name="P6">If no errors hide *Flycheck errors* <text:span text:style-name="T25">buffer</text:span></text:p>
        </text:list-item>
        <text:list-item>
          <text:p text:style-name="P7"><text:span text:style-name="T24">S</text:span>ave should restart <text:span text:style-name="T22">current compilation </text:span>(<text:span text:style-name="T23">potentially </text:span>kill<text:span text:style-name="T23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3">l</text:span> TODOS</text:p>
      <text:list xml:id="list1041330068548" text:continue-numbering="true" text:style-name="LS1">
        <text:list-item>
          <text:p text:style-name="P20">Better <text:span text:style-name="T43">diagnostics</text:span> for<text:line-break/> <text:s text:c="3"/>auto v = [1, 2].ptr[0..$];<text:line-break/><text:span text:style-name="T44">Currently errors as: </text:span><text:span text:style-name="T9">Error: undefined identifier __dollar</text:span></text:p>
        </text:list-item>
        <text:list-item>
          <text:p text:style-name="P13">Fix better colorization of DDOC CSS templates</text:p>
        </text:list-item>
        <text:list-item>
          <text:p text:style-name="P13">Highlight q{} in slanted</text:p>
        </text:list-item>
        <text:list-item>
          <text:p text:style-name="P14">debug-tip: debug writeln inside pure function</text:p>
        </text:list-item>
        <text:list-item>
          <text:p text:style-name="P15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6"><text:span text:style-name="T39">Add Syntax for accessing </text:span>Template <text:span text:style-name="T40">Parameters from Instantiations</text:span></text:p>
        </text:list-item>
        <text:list-item>
          <text:p text:style-name="P18"><text:span text:style-name="T42">Copy Rust: </text:span>Pattern matching, <text:span text:style-name="T42">Integer Literals such 10i32</text:span></text:p>
        </text:list-item>
        <text:list-item>
          <text:p text:style-name="P19">Only unittest used parts of imported modules. <text:span text:style-name="T41">This requires logic that figures which unittest that depend on a given function (which is imported).</text:span></text:p>
        </text:list-item>
        <text:list-item>
          <text:p text:style-name="P17">Add check<text:span text:style-name="T34">s</text:span> for unused returns in strictly pure functional calls in dmd <text:span text:style-name="T34">(either by default or when warnings are activated)</text:span>. Is there a property to check for this in dmd.?</text:p>
        </text:list-item>
        <text:list-item>
          <text:p text:style-name="P30"><text:span text:style-name="T29">Behaviour of </text:span><text:span text:style-name="T6">class_name?.</text:span><text:span text:style-name="T8">member</text:span>:</text:p>
        </text:list-item>
        <text:list-item>
          <text:p text:style-name="P31"><text:span text:style-name="T7">null</text:span><text:span text:style-name="T36"> or </text:span><text:span text:style-name="T7">member.init</text:span><text:span text:style-name="T36">?</text:span></text:p>
        </text:list-item>
        <text:list-item>
          <text:p text:style-name="P31"><text:span text:style-name="T36">When </text:span><text:span text:style-name="T7">class_name</text:span><text:span text:style-name="T36"> is </text:span><text:span text:style-name="T7">null</text:span><text:span text:style-name="T36">?</text:span></text:p>
        </text:list-item>
        <text:list-item>
          <text:p text:style-name="P32"><text:span text:style-name="T6">Just</text:span>, <text:span text:style-name="T6">maybe</text:span></text:p>
        </text:list-item>
        <text:list-item>
          <text:p text:style-name="P33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5">Units: </text:span><text:line-break/><text:span text:style-name="T3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2">https://github.com/klickverbot/phobos/blob/units/std/units.d</text:span></text:a><text:span text:style-name="T32"><text:line-break/>http://forum.dlang.org/thread/ifo2m5$19ru$1@digitalmars.com</text:span></text:p>
        </text:list-item>
        <text:list-item>
          <text:p text:style-name="P10">Implement “<text:span text:style-name="T31">get context at point in file”</text:span> in DMD similar to what libclang does.</text:p>
        </text:list-item>
        <text:list-item>
          <text:p text:style-name="P11"><text:span text:style-name="T15">A</text:span>dd function qualifier attribute <text:span text:style-name="T19">@portable</text:span><text:span text:style-name="T20"> </text:span><text:span text:style-name="T27">ensuring that fundamental </text:span><text:span text:style-name="T30">behaviour </text:span><text:span text:style-name="T27">will be portable across different target platforms. For example function doesn't use</text:span></text:p>
        </text:list-item>
        <text:list-item>
          <text:p text:style-name="P34">range and pointer casts from bytes to shorts etc.</text:p>
        </text:list-item>
        <text:list-item>
          <text:p text:style-name="P35"><text:span text:style-name="T27">u</text:span><text:span text:style-name="T26">nions </text:span><text:span text:style-name="T28">with</text:span></text:p>
        </text:list-item>
        <text:list-item>
          <text:p text:style-name="P21"><text:span text:style-name="T17">std.algorithm.</text:span><text:span text:style-name="T16">reduce</text:span> should guess its unit argument based on fun <text:span text:style-name="T21">and </text:span><text:span text:style-name="T18">CommonType</text:span><text:span text:style-name="T21"> of input arguments according</text:span>:</text:p>
        </text:list-item>
        <text:list-item>
          <text:p text:style-name="P36">+, -: 0</text:p>
        </text:list-item>
        <text:list-item>
          <text:p text:style-name="P36">*: 1</text:p>
        </text:list-item>
        <text:list-item>
          <text:p text:style-name="P22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3"><text:soft-page-break/>Stack-trace for failed unittests or debuggable</text:p>
        </text:list-item>
        <text:list-item>
          <text:p text:style-name="P25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1995190651379391979" text:style-name="LS2">
        <text:list-item>
          <text:p text:style-name="P26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6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6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6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4">Improve compiler context feedback for incorrect code in mixins <text:span text:style-name="T38">by printing the contents of the mixin together with showing were in the mixin the problem occurred.</text:span></text:p>
        </text:list-item>
        <text:list-item>
          <text:p text:style-name="P29"><text:span text:style-name="T5">Make "Foreach Restrictions" at </text:span><text:a xlink:type="simple" xlink:href="http://dlang.org/statement.html"><text:span text:style-name="T14">http</text:span></text:a><text:a xlink:type="simple" xlink:href="http://dlang.org/statement.html"><text:span text:style-name="T14">://</text:span></text:a><text:a xlink:type="simple" xlink:href="http://dlang.org/statement.html"><text:span text:style-name="T14">dlang</text:span></text:a><text:a xlink:type="simple" xlink:href="http://dlang.org/statement.html"><text:span text:style-name="T14">.</text:span></text:a><text:a xlink:type="simple" xlink:href="http://dlang.org/statement.html"><text:span text:style-name="T14">org</text:span></text:a><text:a xlink:type="simple" xlink:href="http://dlang.org/statement.html"><text:span text:style-name="T14">/</text:span></text:a><text:a xlink:type="simple" xlink:href="http://dlang.org/statement.html"><text:span text:style-name="T14">statement</text:span></text:a><text:a xlink:type="simple" xlink:href="http://dlang.org/statement.html"><text:span text:style-name="T14">.</text:span></text:a><text:a xlink:type="simple" xlink:href="http://dlang.org/statement.html"><text:span text:style-name="T14">html</text:span></text:a><text:span text:style-name="T5"> error in compiler </text:span></text:p>
        </text:list-item>
        <text:list-item>
          <text:p text:style-name="P26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6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4">When Comparing Constants String-literals warn about duplicates</text:p>
          <text:list>
            <text:list-item>
              <text:p text:style-name="P24">if-else-if conditions and</text:p>
            </text:list-item>
            <text:list-item>
              <text:p text:style-name="P24">switch cases</text:p>
            </text:list-item>
          </text:list>
        </text:list-item>
        <text:list-item>
          <text:p text:style-name="P26">Error About <text:span text:style-name="T6">Duplicate Conditions</text:span> if-else-if-chains or switchs. May require CTFE.</text:p>
        </text:list-item>
        <text:list-item>
          <text:p text:style-name="P26">Builtin Memoization of Code Generation and Evaluation of Unit Tests and Perhaps Also pure functions (<text:span text:style-name="T6">Killer App!</text:span>)</text:p>
        </text:list-item>
        <text:list-item>
          <text:p text:style-name="P26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1">ptrdiff_t d =</text:span><text:span text:style-name="T10"> </text:span><text:span text:style-name="T11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6"><text:span text:style-name="T6">Persistent CTFE Memoization</text:span>: Requires Compiler + Source Code Hashing</text:p>
          <text:list>
            <text:list-item>
              <text:p text:style-name="P26">Compiler Caching</text:p>
            </text:list-item>
            <text:list-item>
              <text:p text:style-name="P26">Could be shared of Network</text:p>
            </text:list-item>
            <text:list-item>
              <text:p text:style-name="P26">Write them on disk so user can see result of CTFE</text:p>
            </text:list-item>
            <text:list-item>
              <text:p text:style-name="P26">Extend <text:span text:style-name="T12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1355523221975879996" text:style-name="LS3">
        <text:list-item>
          <text:p text:style-name="P27">Highlight <text:span text:style-name="T6">DDoc</text:span> Comment Tags and Sections in Emacs for example</text:p>
          <text:list>
            <text:list-item>
              <text:p text:style-name="P27"><text:soft-page-break/>$(D alpha)</text:p>
            </text:list-item>
            <text:list-item>
              <text:p text:style-name="P27">Returns: </text:p>
            </text:list-item>
          </text:list>
        </text:list-item>
        <text:list-item>
          <text:p text:style-name="P27">And Overloads for single character operations on text markings</text:p>
          <text:list>
            <text:list-item>
              <text:p text:style-name="P27">b: Bold</text:p>
            </text:list-item>
            <text:list-item>
              <text:p text:style-name="P27">i: Italic</text:p>
            </text:list-item>
            <text:list-item>
              <text:p text:style-name="P27">p: Parameter</text:p>
            </text:list-item>
            <text:list-item>
              <text:p text:style-name="P27">etc</text:p>
            </text:list-item>
          </text:list>
        </text:list-item>
        <text:list-item>
          <text:p text:style-name="P27"><text:span text:style-name="T12">assert</text:span> and <text:span text:style-name="T12">enforce</text:span> should either capture arguments and their values (say a and b) of expressions (say a == b) and print their string values along with their values as C++ does with expression templates. Maybe we could use lazy here. <text:span text:style-name="T37">For ranges it could also what element it fail ed to equal on.</text:span></text:p>
        </text:list-item>
        <text:list-item>
          <text:p text:style-name="P27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7">IDEs such as Eclipse DDT should understand how mixins are expanded and make these <text:span text:style-name="T6">expandable</text:span> in the editor</text:p>
        </text:list-item>
        <text:list-item>
          <text:p text:style-name="P27">Warn about unused returns in pure function calls</text:p>
        </text:list-item>
        <text:list-item>
          <text:p text:style-name="P27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4026209882499005479" text:style-name="LS4">
        <text:list-item>
          <text:p text:style-name="P28">Compiler should</text:p>
          <text:list>
            <text:list-item>
              <text:p text:style-name="P28">Warn about unused imports like Ada for example. This should be easy to fix.</text:p>
            </text:list-item>
            <text:list-item>
              <text:p text:style-name="P28">Explain why template instantiations with concept requirements doesn’t fullfil their needs:</text:p>
              <text:list>
                <text:list-item>
                  <text:p text:style-name="P28">For example for <text:span text:style-name="T12">opIndex</text:span> and length needs to be implemented for functions that operate <text:span text:style-name="T12">RandomAccessRanges</text:span> for example retro.</text:p>
                </text:list-item>
                <text:list-item>
                  <text:p text:style-name="P28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56</meta:editing-cycles>
    <dc:date>2014-04-10T00:10:40.717730973</dc:date>
    <meta:editing-duration>PT4H46M36S</meta:editing-duration>
    <meta:document-statistic meta:table-count="1" meta:image-count="0" meta:object-count="0" meta:page-count="3" meta:paragraph-count="77" meta:word-count="881" meta:character-count="5790" meta:non-whitespace-character-count="5023"/>
  </office:meta>
</office:document-meta>
</file>